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98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86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2.106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2.046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>
            <text:p>Предприятие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office:value-type="string">
            <text:p>Среднее</text:p>
          </table:table-cell>
          <table:table-cell office:value-type="string">
            <text:p>Сумма</text:p>
          </table:table-cell>
          <table:table-cell office:value-type="string">
            <text:p>Дисперсия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Цена сырья, тыс. ден. ед./тонну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formula="of:=AVERAGE([.B2:.F2])" office:value-type="float" office:value="9.2">
            <text:p>9,2</text:p>
          </table:table-cell>
          <table:table-cell table:formula="of:=SUM([.B2:.F2])" office:value-type="float" office:value="46">
            <text:p>46</text:p>
          </table:table-cell>
          <table:table-cell table:formula="of:=1/(COUNT([.B1:.F1])-1)*[.H5]" office:value-type="float" office:value="16.7">
            <text:p>16,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Себестоимость продукции, тыс.ден.ед./тонну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">
            <text:p>16</text:p>
          </table:table-cell>
          <table:table-cell table:style-name="ce12" office:value-type="float" office:value="50">
            <text:p>50</text:p>
          </table:table-cell>
          <table:table-cell table:formula="of:=AVERAGE([.B3:.F3])" office:value-type="float" office:value="29">
            <text:p>29</text:p>
          </table:table-cell>
          <table:table-cell table:formula="of:=SUM([.B3:.F3])" office:value-type="float" office:value="145">
            <text:p>145</text:p>
          </table:table-cell>
          <table:table-cell table:formula="of:=1/(COUNT([.B1:.F1])-1)*[.H6]" office:value-type="float" office:value="238">
            <text:p>238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Квадрат отклонения по цене сырья</text:p>
          </table:table-cell>
          <table:table-cell table:formula="of:=([.B2]-[.$G$2])^2" office:value-type="float" office:value="10.24">
            <text:p>10,24</text:p>
          </table:table-cell>
          <table:table-cell table:formula="of:=([.C2]-[.$G$2])^2" office:value-type="float" office:value="1.44">
            <text:p>1,44</text:p>
          </table:table-cell>
          <table:table-cell table:formula="of:=([.D2]-[.$G$2])^2" office:value-type="float" office:value="14.44">
            <text:p>14,44</text:p>
          </table:table-cell>
          <table:table-cell table:formula="of:=([.E2]-[.$G$2])^2" office:value-type="float" office:value="17.64">
            <text:p>17,64</text:p>
          </table:table-cell>
          <table:table-cell table:formula="of:=([.F2]-[.$G$2])^2" office:value-type="float" office:value="23.04">
            <text:p>23,04</text:p>
          </table:table-cell>
          <table:table-cell/>
          <table:table-cell table:formula="of:=SUM([.B5:.F5])" office:value-type="float" office:value="66.8">
            <text:p>66,8</text:p>
          </table:table-cell>
          <table:table-cell table:number-columns-repeated="1016"/>
        </table:table-row>
        <table:table-row table:style-name="ro5">
          <table:table-cell office:value-type="string">
            <text:p>Квадрат отклонения по себестоимости</text:p>
          </table:table-cell>
          <table:table-cell table:formula="of:=([.B3]-[.$G$3])^2" office:value-type="float" office:value="196">
            <text:p>196</text:p>
          </table:table-cell>
          <table:table-cell table:formula="of:=([.C3]-[.$G$3])^2" office:value-type="float" office:value="25">
            <text:p>25</text:p>
          </table:table-cell>
          <table:table-cell table:formula="of:=([.D3]-[.$G$3])^2" office:value-type="float" office:value="121">
            <text:p>121</text:p>
          </table:table-cell>
          <table:table-cell table:formula="of:=([.E3]-[.$G$3])^2" office:value-type="float" office:value="169">
            <text:p>169</text:p>
          </table:table-cell>
          <table:table-cell table:formula="of:=([.F3]-[.$G$3])^2" office:value-type="float" office:value="441">
            <text:p>441</text:p>
          </table:table-cell>
          <table:table-cell/>
          <table:table-cell table:formula="of:=SUM([.B6:.F6])" office:value-type="float" office:value="952">
            <text:p>952</text:p>
          </table:table-cell>
          <table:table-cell table:number-columns-repeated="1016"/>
        </table:table-row>
        <table:table-row table:style-name="ro5">
          <table:table-cell office:value-type="string">
            <text:p>Произведение цены сырья на себестоимость</text:p>
          </table:table-cell>
          <table:table-cell table:formula="of:=[.B2]*[.B3]" office:value-type="float" office:value="90">
            <text:p>90</text:p>
          </table:table-cell>
          <table:table-cell table:formula="of:=[.C2]*[.C3]" office:value-type="float" office:value="192">
            <text:p>192</text:p>
          </table:table-cell>
          <table:table-cell table:formula="of:=[.D2]*[.D3]" office:value-type="float" office:value="520">
            <text:p>520</text:p>
          </table:table-cell>
          <table:table-cell table:formula="of:=[.E2]*[.E3]" office:value-type="float" office:value="80">
            <text:p>80</text:p>
          </table:table-cell>
          <table:table-cell table:formula="of:=[.F2]*[.F3]" office:value-type="float" office:value="700">
            <text:p>700</text:p>
          </table:table-cell>
          <table:table-cell/>
          <table:table-cell table:formula="of:=SUM([.B7:.F7])" office:value-type="float" office:value="1582">
            <text:p>1582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Квадрат цены сырья</text:p>
          </table:table-cell>
          <table:table-cell table:formula="of:=[.B2]^2" office:value-type="float" office:value="36">
            <text:p>36</text:p>
          </table:table-cell>
          <table:table-cell table:formula="of:=[.C2]^2" office:value-type="float" office:value="64">
            <text:p>64</text:p>
          </table:table-cell>
          <table:table-cell table:formula="of:=[.D2]^2" office:value-type="float" office:value="169">
            <text:p>169</text:p>
          </table:table-cell>
          <table:table-cell table:formula="of:=[.E2]^2" office:value-type="float" office:value="25">
            <text:p>25</text:p>
          </table:table-cell>
          <table:table-cell table:formula="of:=[.F2]^2" office:value-type="float" office:value="196">
            <text:p>196</text:p>
          </table:table-cell>
          <table:table-cell/>
          <table:table-cell table:formula="of:=SUM([.B9:.F9])" office:value-type="float" office:value="490">
            <text:p>490</text:p>
          </table:table-cell>
          <table:table-cell table:number-columns-repeated="1016"/>
        </table:table-row>
        <table:table-row table:style-name="ro5">
          <table:table-cell office:value-type="string">
            <text:p>Квадрат себестоимости</text:p>
          </table:table-cell>
          <table:table-cell table:formula="of:=[.B3]^2" office:value-type="float" office:value="225">
            <text:p>225</text:p>
          </table:table-cell>
          <table:table-cell table:formula="of:=[.C3]^2" office:value-type="float" office:value="576">
            <text:p>576</text:p>
          </table:table-cell>
          <table:table-cell table:formula="of:=[.D3]^2" office:value-type="float" office:value="1600">
            <text:p>1600</text:p>
          </table:table-cell>
          <table:table-cell table:formula="of:=[.E3]^2" office:value-type="float" office:value="256">
            <text:p>256</text:p>
          </table:table-cell>
          <table:table-cell table:formula="of:=[.F3]^2" office:value-type="float" office:value="2500">
            <text:p>2500</text:p>
          </table:table-cell>
          <table:table-cell/>
          <table:table-cell table:formula="of:=SUM([.B10:.F10])" office:value-type="float" office:value="5157">
            <text:p>5157</text:p>
          </table:table-cell>
          <table:table-cell table:number-columns-repeated="1016"/>
        </table:table-row>
        <table:table-row table:style-name="ro4">
          <table:table-cell table:style-name="ce5" table:number-columns-repeated="2"/>
          <table:table-cell table:number-columns-repeated="1022"/>
        </table:table-row>
        <table:table-row table:style-name="ro3">
          <table:table-cell office:value-type="string">
            <text:p>Коэффициент корреляции</text:p>
          </table:table-cell>
          <table:table-cell table:style-name="ce5" table:formula="of:=(SUM([.B7:.F7])-COUNT([.B1:.F1])*[.G2]*[.G3])/((COUNT([.B1:.F1])-1)*SQRT([.I2]*[.I3]))" office:value-type="float" office:value="0.983433448463589">
            <text:p>0,983433448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Критерий значимости</text:p>
          </table:table-cell>
          <table:table-cell table:formula="of:=ABS([.B12])*SQRT((COUNT([.B1:.F1])-2)/(1-[.B12]^2))" office:value-type="float" office:value="9.39681611714079">
            <text:p>9,3968161171</text:p>
          </table:table-cell>
          <table:table-cell table:number-columns-repeated="1022"/>
        </table:table-row>
        <table:table-row table:style-name="ro6">
          <table:table-cell office:value-type="string">
            <text:p>Эталонное значение</text:p>
          </table:table-cell>
          <table:table-cell office:value-type="float" office:value="3.182">
            <text:p>3,182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Построение линейной модели:</text:p>
          </table:table-cell>
          <table:table-cell office:value-type="string">
            <text:p>A0</text:p>
          </table:table-cell>
          <table:table-cell office:value-type="string">
            <text:p>A1</text:p>
          </table:table-cell>
          <table:table-cell office:value-type="string">
            <text:p>левая часть</text:p>
          </table:table-cell>
          <table:table-cell office:value-type="string">
            <text:p>правая часть</text:p>
          </table:table-cell>
          <table:table-cell table:number-columns-repeated="1019"/>
        </table:table-row>
        <table:table-row table:style-name="ro6">
          <table:table-cell/>
          <table:table-cell office:value-type="float" office:value="-5.15568862275332">
            <text:p>-5,1556886228</text:p>
          </table:table-cell>
          <table:table-cell office:value-type="float" office:value="3.71257485029927">
            <text:p>3,7125748503</text:p>
          </table:table-cell>
          <table:table-cell table:formula="of:=[.B18]*COUNT([.B1:.F1])+[.C18]*[.H2]" office:value-type="float" office:value="145">
            <text:p>145</text:p>
          </table:table-cell>
          <table:table-cell table:formula="of:=[.H3]" office:value-type="float" office:value="145">
            <text:p>145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formula="of:=[.B18]*[.H2]+[.C18]*[.H9]" office:value-type="float" office:value="1581.99999999999">
            <text:p>1582</text:p>
          </table:table-cell>
          <table:table-cell table:formula="of:=[.H7]" office:value-type="float" office:value="1582">
            <text:p>158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Модельные значения</text:p>
          </table:table-cell>
          <table:table-cell table:formula="of:=[.$B$18]+[.$C$18]*[.B2]" office:value-type="float" office:value="17.1197604790423">
            <text:p>17,119760479</text:p>
          </table:table-cell>
          <table:table-cell table:formula="of:=[.$B$18]+[.$C$18]*[.C2]" office:value-type="float" office:value="24.5449101796409">
            <text:p>24,5449101796</text:p>
          </table:table-cell>
          <table:table-cell table:formula="of:=[.$B$18]+[.$C$18]*[.D2]" office:value-type="float" office:value="43.1077844311372">
            <text:p>43,1077844311</text:p>
          </table:table-cell>
          <table:table-cell table:formula="of:=[.$B$18]+[.$C$18]*[.E2]" office:value-type="float" office:value="13.407185628743">
            <text:p>13,4071856287</text:p>
          </table:table-cell>
          <table:table-cell table:formula="of:=[.$B$18]+[.$C$18]*[.F2]" office:value-type="float" office:value="46.8203592814365">
            <text:p>46,8203592814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7">
          <table:table-cell office:value-type="string">
            <text:p>Квадрат отклонения модельных значений от среднего</text:p>
          </table:table-cell>
          <table:table-cell table:formula="of:=([.B23]-[.$G$3])^2" office:value-type="float" office:value="141.140091075325">
            <text:p>141,1400910753</text:p>
          </table:table-cell>
          <table:table-cell table:formula="of:=([.C23]-[.$G$3])^2" office:value-type="float" office:value="19.8478253074676">
            <text:p>19,8478253075</text:p>
          </table:table-cell>
          <table:table-cell table:formula="of:=([.D23]-[.$G$3])^2" office:value-type="float" office:value="199.029581555438">
            <text:p>199,0295815554</text:p>
          </table:table-cell>
          <table:table-cell table:formula="of:=([.E23]-[.$G$3])^2" office:value-type="float" office:value="243.135860016477">
            <text:p>243,1358600165</text:p>
          </table:table-cell>
          <table:table-cell table:formula="of:=([.F23]-[.$G$3])^2" office:value-type="float" office:value="317.565204919481">
            <text:p>317,5652049195</text:p>
          </table:table-cell>
          <table:table-cell office:value-type="string">
            <text:p>Qr</text:p>
          </table:table-cell>
          <table:table-cell table:formula="of:=SUM([.B25:.F25])" office:value-type="float" office:value="920.718562874189">
            <text:p>920,7185628742</text:p>
          </table:table-cell>
          <table:table-cell table:number-columns-repeated="1016"/>
        </table:table-row>
        <table:table-row table:style-name="ro8">
          <table:table-cell office:value-type="string">
            <text:p>Квадрат отклонения модельных значений от эталонного</text:p>
          </table:table-cell>
          <table:table-cell table:formula="of:=([.B23]-[.B3])^2" office:value-type="float" office:value="4.49338448850973">
            <text:p>4,4933844885</text:p>
          </table:table-cell>
          <table:table-cell table:formula="of:=([.C23]-[.C3])^2" office:value-type="float" office:value="0.296927103876244">
            <text:p>0,2969271039</text:p>
          </table:table-cell>
          <table:table-cell table:formula="of:=([.D23]-[.D3])^2" office:value-type="float" office:value="9.65832407041902">
            <text:p>9,6583240704</text:p>
          </table:table-cell>
          <table:table-cell table:formula="of:=([.E23]-[.E3])^2" office:value-type="float" office:value="6.72268636379659">
            <text:p>6,7226863638</text:p>
          </table:table-cell>
          <table:table-cell table:formula="of:=([.F23]-[.F3])^2" office:value-type="float" office:value="10.1101150991469">
            <text:p>10,1101150991</text:p>
          </table:table-cell>
          <table:table-cell office:value-type="string">
            <text:p>Qe</text:p>
          </table:table-cell>
          <table:table-cell table:formula="of:=SUM([.B26:.F26])" office:value-type="float" office:value="31.2814371257485">
            <text:p>31,2814371257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Проверка на адекватность</text:p>
          </table:table-cell>
          <table:table-cell table:formula="of:=[.H25]/([.H26]/(COUNT([.B1:.F1])-2))" office:value-type="float" office:value="88.3001531393508">
            <text:p>88,3001531394</text:p>
          </table:table-cell>
          <table:table-cell table:number-columns-repeated="1022"/>
        </table:table-row>
        <table:table-row table:style-name="ro6">
          <table:table-cell office:value-type="string">
            <text:p>Эталонное значение</text:p>
          </table:table-cell>
          <table:table-cell office:value-type="float" office:value="10.13">
            <text:p>10,1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Коэффициент детерминации</text:p>
          </table:table-cell>
          <table:table-cell table:formula="of:=[.H25]/([.H25]+[.H26])" office:value-type="float" office:value="0.967141347556985">
            <text:p>0,967141347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 office:value-type="string">
            <text:p>Коэффициент эластичности</text:p>
          </table:table-cell>
          <table:table-cell table:formula="of:=[.C18]*[.G2]/[.G3]" office:value-type="float" office:value="1.17778236630184">
            <text:p>1,1777823663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10">
          <table:table-cell office:value-type="string">
            <text:p>Стоимость сырья</text:p>
          </table:table-cell>
          <table:table-cell table:style-name="ce9" office:value-type="float" office:value="10">
            <text:p>10</text:p>
          </table:table-cell>
          <table:table-cell table:number-columns-repeated="1022"/>
        </table:table-row>
        <table:table-row table:style-name="ro11">
          <table:table-cell office:value-type="string">
            <text:p>Математическое ожидание себестоимости продукции при стоимости сырья</text:p>
          </table:table-cell>
          <table:table-cell table:formula="of:=[.B18]+[.C18]*[.B35]" office:value-type="float" office:value="31.9700598802394">
            <text:p>31,9700598802</text:p>
          </table:table-cell>
          <table:table-cell table:number-columns-repeated="1022"/>
        </table:table-row>
        <table:table-row table:style-name="ro12">
          <table:table-cell office:value-type="string">
            <text:p>Интервальная оценка себестоимости продукции при указанной стоимости сырья</text:p>
          </table:table-cell>
          <table:table-cell table:formula="of:=[.B36]-([.B15]*SQRT([.H26]/(COUNT([.B1:.F1])-2))*SQRT(1+1/COUNT([.B1:.F1])+(([.B35]-[.G2])^2)/([.H9]-COUNT([.B1:.F1])*([.G2]^2))))" office:value-type="float" office:value="20.6694899885042">
            <text:p>20,6694899885</text:p>
          </table:table-cell>
          <table:table-cell table:formula="of:=[.B36]+([.B15]*SQRT([.H26]/(COUNT([.B1:.F1])-2))*SQRT(1+1/COUNT([.B1:.F1])+(([.B35]-[.G2])^2)/([.H9]-COUNT([.B1:.F1])*([.G2]^2))))" office:value-type="float" office:value="43.2706297719746">
            <text:p>43,270629772</text:p>
          </table:table-cell>
          <table:table-cell table:number-columns-repeated="1021"/>
        </table:table-row>
        <table:table-row table:style-name="ro4">
          <table:table-cell table:style-name="Default"/>
          <table:table-cell table:number-columns-repeated="1023"/>
        </table:table-row>
        <table:table-row table:style-name="ro10">
          <table:table-cell table:style-name="Default" office:value-type="string">
            <text:p>Себестоимость продукции</text:p>
          </table:table-cell>
          <table:table-cell office:value-type="float" office:value="30">
            <text:p>30</text:p>
          </table:table-cell>
          <table:table-cell/>
          <table:table-cell table:style-name="Default"/>
          <table:table-cell table:number-columns-repeated="1020"/>
        </table:table-row>
        <table:table-row table:style-name="ro13">
          <table:table-cell office:value-type="string">
            <text:p>Матожидание стоимости сырья, при которой себестоимость продукции не привысит указанную величину</text:p>
          </table:table-cell>
          <table:table-cell table:formula="of:=([.B39]-[.B18])/[.C18]" office:value-type="float" office:value="9.46935483870969">
            <text:p>9,4693548387</text:p>
          </table:table-cell>
          <table:table-cell/>
          <table:table-cell office:value-type="string">
            <text:p>Критерий Стъюдента для расчёта</text:p>
          </table:table-cell>
          <table:table-cell table:formula="of:=2.353" office:value-type="float" office:value="2.353">
            <text:p>2,353</text:p>
          </table:table-cell>
          <table:table-cell table:number-columns-repeated="1019"/>
        </table:table-row>
        <table:table-row table:style-name="ro3">
          <table:table-cell office:value-type="string">
            <text:p>Интервальная оценка стоимости сырья</text:p>
          </table:table-cell>
          <table:table-cell table:formula="of:=[.B18]+[.C18]*[.B39]-[.E40]*SQRT([.H26]/(COUNT([.B1:.F1])-2))*SQRT(1+(1/COUNT([.B1:.F1]))+((([.B39]-[.G2])^2)/([.H9]-COUNT([.B1:.F1])*([.G2]^2))))" office:value-type="float" office:value="85.1696992031306">
            <text:p>85,1696992031</text:p>
          </table:table-cell>
          <table:table-cell table:formula="of:=[.B18]+[.C18]*[.B39]+[.E40]*SQRT([.H26]/(COUNT([.B1:.F1])-2))*SQRT(1+1/COUNT([.B1:.F1])+((([.B39]-[.G2])^2)/([.H9]-COUNT([.B1:.F1])*([.G2]^2))))" office:value-type="float" office:value="127.273414569319">
            <text:p>127,2734145693</text:p>
          </table:table-cell>
          <table:table-cell table:number-columns-repeated="102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ha </meta:initial-creator>
    <meta:creation-date>2014-03-05T15:38:11</meta:creation-date>
    <dc:date>2014-03-05T17:23:19</dc:date>
    <dc:creator>pasha </dc:creator>
    <meta:editing-duration>PT9M4S</meta:editing-duration>
    <meta:editing-cycles>1</meta:editing-cycles>
    <meta:generator>LibreOffice/4.0.2.2$Linux_X86_64 LibreOffice_project/400m0$Build-2</meta:generator>
    <meta:document-statistic meta:table-count="2" meta:cell-count="125" meta:object-count="0"/>
  </office:meta>
</office:document-meta>
</file>